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94pt"/>
    </style:style>
    <style:style style:name="co3" style:family="table-column">
      <style:table-column-properties fo:break-before="auto" style:column-width="88.24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96.69pt"/>
    </style:style>
    <style:style style:name="co6" style:family="table-column">
      <style:table-column-properties fo:break-before="auto" style:column-width="94.39pt"/>
    </style:style>
    <style:style style:name="co7" style:family="table-column">
      <style:table-column-properties fo:break-before="auto" style:column-width="443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Script Name</text:p>
          </table:table-cell>
          <table:table-cell office:value-type="string" calcext:value-type="string">
            <text:p>Output File Name</text:p>
          </table:table-cell>
          <table:table-cell office:value-type="string" calcext:value-type="string">
            <text:p>Train Accuracy</text:p>
          </table:table-cell>
          <table:table-cell office:value-type="string" calcext:value-type="string">
            <text:p>Validation Accuracy</text:p>
          </table:table-cell>
          <table:table-cell office:value-type="string" calcext:value-type="string">
            <text:p>Public Leaderboard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tanic Using Keras.ipynb</text:p>
          </table:table-cell>
          <table:table-cell office:value-type="string" calcext:value-type="string">
            <text:p>r_cubo_result.csv</text:p>
          </table:table-cell>
          <table:table-cell office:value-type="float" office:value="0.7978" calcext:value-type="float">
            <text:p>0.7978</text:p>
          </table:table-cell>
          <table:table-cell office:value-type="float" office:value="0.8268" calcext:value-type="float">
            <text:p>0.8268</text:p>
          </table:table-cell>
          <table:table-cell office:value-type="float" office:value="0.76076" calcext:value-type="float">
            <text:p>0.76076</text:p>
          </table:table-cell>
          <table:table-cell office:value-type="string" calcext:value-type="string">
            <text:p>Based on code by RCubo - <text:a xlink:href="https://github.com/RCubo/Titanic-Keras/blob/master/titanic_keras.py" xlink:type="simple">https://github.com/RCubo/Titanic-Keras/blob/master/titanic_keras.py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tanic Using Keras 2.ipynb</text:p>
          </table:table-cell>
          <table:table-cell office:value-type="string" calcext:value-type="string">
            <text:p>titanic_keras2.csv</text:p>
          </table:table-cell>
          <table:table-cell office:value-type="float" office:value="0.8943" calcext:value-type="float">
            <text:p>0.8943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77033" calcext:value-type="float">
            <text:p>0.77033</text:p>
          </table:table-cell>
          <table:table-cell office:value-type="string" calcext:value-type="string">
            <text:p>Based on a code by : <text:a xlink:href="https://www.kaggle.com/cstahl12/titanic-with-keras" xlink:type="simple">https://www.kaggle.com/cstahl12/titanic-with-keras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tanic DNN.ipynb</text:p>
          </table:table-cell>
          <table:table-cell office:value-type="string" calcext:value-type="string">
            <text:p>outputAENNRAEDNN.csv</text:p>
          </table:table-cell>
          <table:table-cell/>
          <table:table-cell table:style-name="ce1" office:value-type="float" office:value="0.863" calcext:value-type="float">
            <text:p>0.863</text:p>
          </table:table-cell>
          <table:table-cell table:style-name="ce2" office:value-type="float" office:value="0.74641" calcext:value-type="float">
            <text:p>0.74641</text:p>
          </table:table-cell>
          <table:table-cell office:value-type="string" calcext:value-type="string">
            <text:p>Based on code by <text:a xlink:href="https://github.com/Dysvalence/Kaggle-Titanic" xlink:type="simple">https://github.com/Dysvalence/Kaggle-Titanic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2:03:39.041309442</meta:creation-date>
    <dc:date>2017-09-24T23:24:04.520053992</dc:date>
    <meta:editing-duration>P1DT11H20M25S</meta:editing-duration>
    <meta:editing-cycles>3</meta:editing-cycles>
    <meta:generator>LibreOffice/5.1.6.2$Linux_X86_64 LibreOffice_project/10m0$Build-2</meta:generator>
    <meta:document-statistic meta:table-count="1" meta:cell-count="26" meta:object-count="0"/>
  </office:meta>
</office:document-meta>
</file>